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 style:writing-mode="lr-tb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orphans="2" fo:widows="2" fo:text-indent="0cm" style:auto-text-indent="false" style:writing-mode="lr-tb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ing_20_1">
      <style:paragraph-properties fo:orphans="2" fo:widows="2" style:writing-mode="lr-tb"/>
    </style:style>
    <style:style style:name="P6" style:family="paragraph" style:parent-style-name="Heading_20_2">
      <style:paragraph-properties fo:orphans="2" fo:widows="2" style:writing-mode="lr-tb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Infrastructure Distante</text:span></text:h>
      <text:h text:style-name="Heading_20_2" text:outline-level="2"><text:span text:style-name="T1">Domaine</text:span></text:h>
      <text:p text:style-name="Text_20_body"><text:span text:style-name="T1">Hébergeur</text:span></text:p>
      <text:p text:style-name="Text_20_body"><text:span text:style-name="T1">Nom de domaine</text:span></text:p>
      <text:h text:style-name="Heading_20_2" text:outline-level="2"><text:span text:style-name="T1">Serveur BD</text:span></text:h>
      <text:p text:style-name="Text_20_body"><text:span text:style-name="T1">MySQL - paramétrage</text:span></text:p>
      <text:h text:style-name="Heading_20_2" text:outline-level="2"><text:span text:style-name="T1">Serveur Web</text:span></text:h>
      <text:p text:style-name="Text_20_body"><text:span text:style-name="T1">Apache – paramétrage</text:span></text:p>
      <text:h text:style-name="Heading_20_2" text:outline-level="2"><text:span text:style-name="T1">Référencements</text:span></text:h>
      <text:p text:style-name="Text_20_body"><text:span text:style-name="T1">Référencement Naturel</text:span></text:p>
      <text:h text:style-name="Heading_20_1" text:outline-level="1"><text:span text:style-name="T1">Infrastructure Locale</text:span></text:h>
      <text:p text:style-name="Text_20_body"><text:span text:style-name="T1">EasyPhp</text:span></text:p>
      <text:h text:style-name="Heading_20_1" text:outline-level="1"><text:span text:style-name="T1">Architecture logicielle</text:span></text:h>
      <text:h text:style-name="Heading_20_2" text:outline-level="2"><text:span text:style-name="T1">Base de données MySQL</text:span></text:h>
      <text:p text:style-name="Text_20_body"><text:span text:style-name="T1"><text:tab/></text:span><text:a xlink:type="simple" xlink:href="http://www.mysql.fr/"><text:span text:style-name="T1">http://www.mysql.fr/</text:span></text:a><text:span text:style-name="T1"> </text:span></text:p>
      <text:p text:style-name="Text_20_body"><text:span text:style-name="T1"><text:tab/></text:span><text:a xlink:type="simple" xlink:href="http://sql.toutestfacile.com/"><text:span text:style-name="T1">http://sql.toutestfacile.com/</text:span></text:a><text:span text:style-name="T1"> </text:span></text:p>
      <text:p text:style-name="Text_20_body"><text:span text:style-name="T1"/></text:p>
      <text:h text:style-name="Heading_20_2" text:outline-level="2"><text:span text:style-name="T1">PHP – Zend-Framework – MVC</text:span></text:h>
      <text:p text:style-name="Text_20_body"><text:span text:style-name="T1"><text:tab/></text:span><text:a xlink:type="simple" xlink:href="http://php.net/"><text:span text:style-name="T1">http://php.net/</text:span></text:a><text:span text:style-name="T1"> </text:span></text:p>
      <text:p text:style-name="P2"><text:a xlink:type="simple" xlink:href="http://www.z-f.fr/page/comment_debuter"><text:span text:style-name="T1">http://www.z-f.fr/page/comment_debuter</text:span></text:a><text:span text:style-name="T1"> </text:span></text:p>
      <text:p text:style-name="P2"><text:a xlink:type="simple" xlink:href="http://www.reseaucerta.org/cotecours/ccMVC/index.html#archiBad"><text:span text:style-name="T1">http://www.reseaucerta.org/cotecours/ccMVC/index.html#archiBad</text:span></text:a><text:span text:style-name="T1"> </text:span></text:p>
      <text:h text:style-name="Heading_20_2" text:outline-level="2"><text:span text:style-name="T1"/></text:h>
      <text:h text:style-name="Heading_20_2" text:outline-level="2"><text:span text:style-name="T1">Jquery-Javascript-Ajax</text:span></text:h>
      <text:p text:style-name="P2"><text:a xlink:type="simple" xlink:href="http://fr.selfhtml.org/javascript/objets/node.htm"><text:span text:style-name="T1">http://fr.selfhtml.org/javascript/objets/node.htm</text:span></text:a><text:a xlink:type="simple" xlink:href="http://jquery.com/"><text:span text:style-name="T1"> </text:span></text:a></text:p>
      <text:p text:style-name="P2"><text:a xlink:type="simple" xlink:href="http://blog.pascal-martin.fr/post/prototype-gestionnaires-evenements-pour-Ajax-Request"><text:span text:style-name="T1">http://blog.pascal-martin.fr/post/prototype-gestionnaires-evenements-pour-Ajax-Request</text:span></text:a><text:a xlink:type="simple" xlink:href="http://jquery.com/"><text:span text:style-name="T1"> </text:span></text:a></text:p>
      <text:p text:style-name="P2"><text:a xlink:type="simple" xlink:href="http://jquery.com/"><text:span text:style-name="T1">http://jquery.com/</text:span></text:a><text:span text:style-name="T1"> </text:span></text:p>
      <text:p text:style-name="P2"><text:a xlink:type="simple" xlink:href="http://jquery.developpeur-web2.com/documentation/attributs/toggleclass.php"><text:span text:style-name="T1">http://jquery.developpeur-web2.com/documentation/attributs/toggleclass.php</text:span></text:a><text:span text:style-name="T1"> </text:span></text:p>
      <text:p text:style-name="P2"><text:a xlink:type="simple" xlink:href="http://www.lejournaldublog.com/jquery-les-bonnes-pratiques/"><text:span text:style-name="T1">http://www.lejournaldublog.com/jquery-les-bonnes-pratiques/</text:span></text:a><text:span text:style-name="T1"> </text:span></text:p>
      <text:p text:style-name="P2"><text:a xlink:type="simple" xlink:href="http://www.babylon-design.com/site/index.php/2008/01/21/211-apprendre-et-comprendre-jquery-1-3"><text:span text:style-name="T1">http://www.babylon-design.com/site/index.php/2008/01/21/211-apprendre-et-comprendre-jquery-1-3</text:span></text:a><text:span text:style-name="T1"> </text:span></text:p>
      <text:p text:style-name="P2"><text:span text:style-name="T1"/></text:p>
      <text:h text:style-name="Heading_20_2" text:outline-level="2"><text:soft-page-break/><text:span text:style-name="T1">HTML-CSS</text:span></text:h>
      <text:p text:style-name="Text_20_body"><text:span text:style-name="T1"><text:tab/></text:span><text:a xlink:type="simple" xlink:href="http://jqueryui.com/demos/resizable/#max-min"><text:span text:style-name="T1">http://jqueryui.com/demos/resizable/#max-min</text:span></text:a><text:span text:style-name="T1"> </text:span></text:p>
      <text:p text:style-name="P2"><text:a xlink:type="simple" xlink:href="http://www.zonecss.fr/style_css/feuille_css_text_transform.html"><text:span text:style-name="T1">http://www.zonecss.fr/style_css/feuille_css_text_transform.html</text:span></text:a><text:span text:style-name="T1"> </text:span></text:p>
      <text:p text:style-name="P2"><text:a xlink:type="simple" xlink:href="http://www.web-tutoriel.com/2010/01/03/les-bonnes-pratiques-css-pour-optimiser-votre-code/"><text:span text:style-name="T1">http://www.web-tutoriel.com/2010/01/03/les-bonnes-pratiques-css-pour-optimiser-votre-code/</text:span></text:a><text:span text:style-name="T1"> </text:span></text:p>
      <text:h text:style-name="P5" text:outline-level="1"><text:span text:style-name="T1">Droit</text:span></text:h>
      <text:h text:style-name="Heading_20_2" text:outline-level="2"><text:span text:style-name="T1">CNIL</text:span></text:h>
      <text:h text:style-name="Heading_20_2" text:outline-level="2"><text:span text:style-name="T1">Licence du logiciel</text:span></text:h>
      <text:h text:style-name="P5" text:outline-level="1"><text:span text:style-name="T1">Outils </text:span></text:h>
      <text:h text:style-name="Heading_20_2" text:outline-level="2"><text:span text:style-name="T1">Développement</text:span></text:h>
      <text:p text:style-name="Text_20_body"><text:span text:style-name="T1">Eclipse</text:span></text:p>
      <text:p text:style-name="Text_20_body"><text:span text:style-name="T1"><text:tab/></text:span><text:a xlink:type="simple" xlink:href="http://eclipse.developpez.com/faq/?page=plateform#runningEclipse"><text:span text:style-name="T1">http://eclipse.developpez.com/faq/?page=plateform#runningEclipse</text:span></text:a><text:span text:style-name="T1"> </text:span></text:p>
      <text:p text:style-name="Text_20_body"><text:span text:style-name="T1"><text:tab/></text:span><text:a xlink:type="simple" xlink:href="http://www.thierryb.net/pdtwiki/index.php?title=Using_PDT_:_Installation_:_Installing_the_Zend_Debugger"><text:span text:style-name="T1">http://www.thierryb.net/pdtwiki/index.php?title=Using_PDT_:_Installation_:_Installing_the_Zend_Debugger</text:span></text:a><text:span text:style-name="T1"> </text:span></text:p>
      <text:p text:style-name="Text_20_body"><text:span text:style-name="T1"/></text:p>
      <text:p text:style-name="Text_20_body"><text:a xlink:type="simple" xlink:href="http://www.developpez.net/forums/d985375/php/bibliotheques-frameworks/pear/probleme-include_path-phpunit/"><text:span text:style-name="T1">http://www.developpez.net/forums/d985375/php/bibliotheques-frameworks/pear/probleme-include_path-phpunit/</text:span></text:a><text:span text:style-name="T1"> </text:span></text:p>
      <text:p text:style-name="Text_20_body"><text:span text:style-name="T1"/></text:p>
      <text:p text:style-name="Text_20_body"><text:span text:style-name="T1">1- installer easyphp 5.2.10</text:span></text:p>
      <text:p text:style-name="Text_20_body"><text:span text:style-name="T1"><text:tab/>-&gt; setup sur easyphp.org: http://freefr.dl.sourceforge.net/project/quickeasyphp/EasyPHP/5.2.10/EasyPHP-5.2.10-setup.exe</text:span></text:p>
      <text:p text:style-name="Text_20_body"><text:span text:style-name="T1"><text:tab/>-&gt; Créer php-cli.ini</text:span></text:p>
      <text:p text:style-name="Text_20_body"><text:span text:style-name="T1"><text:tab/><text:tab/>* remplacer ;include_path = ".;c:\php\includes" par include_path=".;${path}\php\;${path}\php\includes;C:\Program Files\EasyPHP5.2.10\php\PEAR"</text:span></text:p>
      <text:p text:style-name="Text_20_body"><text:span text:style-name="T1"><text:tab/><text:tab/>* modifier la variable d'envrionnement (panneau configuration/système/avancé/variables d'environnement):</text:span></text:p>
      <text:p text:style-name="Text_20_body"><text:span text:style-name="T1"><text:tab/><text:tab/><text:tab/>- path: ajouter à la fin: ;C:\Program Files\EasyPHP5.2.10\php;</text:span></text:p>
      <text:p text:style-name="Text_20_body"><text:span text:style-name="T1"><text:tab/><text:tab/>* augmenter la valeur memory_limit au minimum à 256</text:span></text:p>
      <text:p text:style-name="Text_20_body"><text:span text:style-name="T1"/></text:p>
      <text:p text:style-name="Text_20_body"><text:span text:style-name="T1"/></text:p>
      <text:p text:style-name="Text_20_body"><text:span text:style-name="T1">2- installer Eclipse Helios / PDT</text:span></text:p>
      <text:p text:style-name="Text_20_body"><text:span text:style-name="T1"><text:tab/>A partir de PHP-Helios</text:span></text:p>
      <text:p text:style-name="Text_20_body"><text:span text:style-name="T1"><text:tab/>-&gt; télécharger: http://eclipse.ialto.com/technology/epp/downloads/release/helios/R/eclipse-php-helios-win32.zip</text:span></text:p>
      <text:p text:style-name="Text_20_body"><text:soft-page-break/><text:span text:style-name="T1"><text:tab/>-&gt; déziper dans C:\Program Files\eclipse\eclipse-php-helios-win32</text:span></text:p>
      <text:p text:style-name="Text_20_body"><text:span text:style-name="T1"/></text:p>
      <text:p text:style-name="Text_20_body"><text:span text:style-name="T1"><text:tab/>A partir du SDK classique</text:span></text:p>
      <text:p text:style-name="Text_20_body"><text:span text:style-name="T1"><text:tab/>-&gt; télécharger: http://mirror.ibcp.fr/pub/eclipse/eclipse/downloads/drops/R-3.6.2-201102101200/eclipse-SDK-3.6.2-win32.zip</text:span></text:p>
      <text:p text:style-name="Text_20_body"><text:span text:style-name="T1"><text:tab/>-&gt; déziper dans c:\program files\eclipse\eclipse-SDK-3.6.2-win32</text:span></text:p>
      <text:p text:style-name="Text_20_body"><text:span text:style-name="T1"><text:tab/>-&gt; lancer eclipse pour installer PDT</text:span></text:p>
      <text:p text:style-name="Text_20_body"><text:span text:style-name="T1"><text:tab/><text:tab/>* Help/Install new software...</text:span></text:p>
      <text:p text:style-name="Text_20_body"><text:span text:style-name="T1"><text:tab/><text:tab/>* selectionner Helios (http://download.eclipse.org/releases/helios)</text:span></text:p>
      <text:p text:style-name="Text_20_body"><text:span text:style-name="T1"><text:tab/><text:tab/>* selectionner Programmings/Languages/PHP Development Tools (PDT) SDK Feature</text:span></text:p>
      <text:p text:style-name="Text_20_body"><text:span text:style-name="T1"/></text:p>
      <text:p text:style-name="Text_20_body"><text:span text:style-name="T1"/></text:p>
      <text:p text:style-name="Text_20_body"><text:span text:style-name="T1">3- installer pear </text:span></text:p>
      <text:p text:style-name="Text_20_body"><text:span text:style-name="T1">en ligne de commande se déplacer dans c:\program files\EasyPHP5.2.10\php\</text:span></text:p>
      <text:p text:style-name="Text_20_body"><text:span text:style-name="T1"><text:tab/>-&gt; lancer go-pear.bat pour installer pear</text:span></text:p>
      <text:p text:style-name="Text_20_body"><text:span text:style-name="T1"><text:tab/>-&gt; confirmer en saisissant yes</text:span></text:p>
      <text:p text:style-name="Text_20_body"><text:span text:style-name="T1"><text:tab/>-&gt; appuyer sur entrer pour passer les différentes étapes.</text:span></text:p>
      <text:p text:style-name="Text_20_body"><text:span text:style-name="T1"/></text:p>
      <text:p text:style-name="Text_20_body"><text:span text:style-name="T1">4- installer <text:tab/>phpUnit (test unitaire), </text:span></text:p>
      <text:p text:style-name="Text_20_body"><text:span text:style-name="T1"><text:tab/><text:tab/>phpDoc (doumentation), </text:span></text:p>
      <text:p text:style-name="Text_20_body"><text:span text:style-name="T1"><text:tab/><text:tab/>phpCodeCoverage (couverture des tests unitaires), </text:span></text:p>
      <text:p text:style-name="Text_20_body"><text:span text:style-name="T1"><text:tab/><text:tab/>phpCodeSniffer (respect des nomres de codages), </text:span></text:p>
      <text:p text:style-name="Text_20_body"><text:span text:style-name="T1"><text:tab/><text:tab/>phpdepend (dépendances de code),</text:span></text:p>
      <text:p text:style-name="Text_20_body"><text:span text:style-name="T1"><text:tab/><text:tab/>Php Mess Detector (Analyse de code)</text:span></text:p>
      <text:p text:style-name="Text_20_body"><text:span text:style-name="T1"/></text:p>
      <text:p text:style-name="Text_20_body"><text:span text:style-name="T1"><text:tab/>en linge de commande dans c:\program files\EasyPHP5.2.10\php\</text:span></text:p>
      <text:p text:style-name="Text_20_body"><text:span text:style-name="T1"><text:tab/>-&gt; pear channel-discover pear.phpunit.de</text:span></text:p>
      <text:p text:style-name="Text_20_body"><text:span text:style-name="T1"><text:tab/>-&gt; pear channel-discover components.ez.no</text:span></text:p>
      <text:p text:style-name="Text_20_body"><text:span text:style-name="T1"><text:tab/>-&gt; pear channel-discover pear.symfony-project.com</text:span></text:p>
      <text:p text:style-name="Text_20_body"><text:span text:style-name="T1"><text:tab/>-&gt; pear channel-discover pear.phpmd.org</text:span></text:p>
      <text:p text:style-name="Text_20_body"><text:span text:style-name="T1"><text:tab/>-&gt; pear channel-discover pear.pdepend.org</text:span></text:p>
      <text:p text:style-name="Text_20_body"><text:span text:style-name="T1"><text:tab/>-&gt; pear upgrade PEAR</text:span></text:p>
      <text:p text:style-name="Text_20_body"><text:span text:style-name="T1"><text:tab/>-&gt; pear install phpunit/PHP_CodeCoverage</text:span></text:p>
      <text:p text:style-name="Text_20_body"><text:span text:style-name="T1"><text:tab/>-&gt; pear install<text:tab/>pear/Net_url2-0.3.1</text:span></text:p>
      <text:p text:style-name="Text_20_body"><text:soft-page-break/><text:span text:style-name="T1"><text:tab/>-&gt; pear install<text:tab/>pear/HTTP_Request2-2.0.0RC1 </text:span></text:p>
      <text:p text:style-name="Text_20_body"><text:span text:style-name="T1"><text:tab/>-&gt; pear install phpunit/PHPUnit</text:span></text:p>
      <text:p text:style-name="Text_20_body"><text:span text:style-name="T1"><text:tab/>-&gt; pear install PhpDocumentor</text:span></text:p>
      <text:p text:style-name="Text_20_body"><text:span text:style-name="T1"><text:tab/>-&gt; pear install PHP_CodeSniffer</text:span></text:p>
      <text:p text:style-name="Text_20_body"><text:span text:style-name="T1"><text:tab/>-&gt; pear install --alldeps phpmd/PHP_PMD</text:span></text:p>
      <text:p text:style-name="Text_20_body"><text:span text:style-name="T1"><text:tab/>-&gt; pear install --alldeps pdepend/PHP_Depend-beta</text:span></text:p>
      <text:p text:style-name="Text_20_body"><text:span text:style-name="T1"><text:tab/></text:span></text:p>
      <text:p text:style-name="Text_20_body"><text:span text:style-name="T1"><text:tab/>-&gt; duppliquer php.ini-recommanded et rennomer php-cli.ini</text:span></text:p>
      <text:p text:style-name="Text_20_body"><text:span text:style-name="T1"><text:tab/></text:span></text:p>
      <text:p text:style-name="Text_20_body"><text:span text:style-name="T1"/></text:p>
      <text:p text:style-name="Text_20_body"><text:span text:style-name="T1"><text:tab/>-&gt; pour tester que tout va bien en ligne de commande phpunit --help</text:span></text:p>
      <text:p text:style-name="Text_20_body"><text:span text:style-name="T1"/></text:p>
      <text:p text:style-name="Text_20_body"><text:span text:style-name="T1">5- installer Xdebug</text:span></text:p>
      <text:p text:style-name="Text_20_body"><text:span text:style-name="T1"><text:tab/>-&gt; télécharger sur Xdebug.org: http://xdebug.org/files/php_xdebug-2.0.2-5.2.5.dll</text:span></text:p>
      <text:p text:style-name="Text_20_body"><text:span text:style-name="T1"><text:tab/>-&gt; copier/coller php_xdebug-2.0.2-5.2.5.dll dans C:\Program Files\EasyPHP5.2.10\php\ext et rennomer php_xdebug.dll</text:span></text:p>
      <text:p text:style-name="Text_20_body"><text:span text:style-name="T1"><text:tab/>-&gt; modifier le c:\program files\EasyPHP5.2.10\php\php-cli.ini et ajouter en fin </text:span></text:p>
      <text:p text:style-name="Text_20_body"><text:span text:style-name="T1"><text:tab/><text:tab/>zend_extension_ts="C:\Program Files\EasyPHP5.2.10\php\ext\php_xdebug.dll"</text:span></text:p>
      <text:p text:style-name="Text_20_body"><text:span text:style-name="T1"><text:tab/><text:tab/>xdebug.remote_enable=1</text:span></text:p>
      <text:p text:style-name="Text_20_body"><text:span text:style-name="T1"><text:s text:c="4"/><text:tab/><text:tab/>xdebug.remote_handler=dbgp</text:span></text:p>
      <text:p text:style-name="Text_20_body"><text:span text:style-name="T1"><text:tab/><text:tab/>xdebug.remote_mode=req</text:span></text:p>
      <text:p text:style-name="Text_20_body"><text:span text:style-name="T1"><text:tab/><text:tab/>xdebug.idekey=default</text:span></text:p>
      <text:p text:style-name="Text_20_body"><text:span text:style-name="T1"><text:tab/><text:tab/>xdebug.remote_autostart=1</text:span></text:p>
      <text:p text:style-name="Text_20_body"><text:span text:style-name="T1"/></text:p>
      <text:p text:style-name="Text_20_body"><text:span text:style-name="T1">6- paramétrer dans éclipse :</text:span></text:p>
      <text:p text:style-name="Text_20_body"><text:span text:style-name="T1"><text:tab/>-&gt; run/extarnal tools/extarnal tools configuration</text:span></text:p>
      <text:p text:style-name="Text_20_body"><text:span text:style-name="T1"><text:tab/><text:tab/>* cliquer sur program puis new</text:span></text:p>
      <text:p text:style-name="Text_20_body"><text:span text:style-name="T1"><text:tab/><text:tab/><text:tab/>- name: phpunit</text:span></text:p>
      <text:p text:style-name="Text_20_body"><text:span text:style-name="T1"><text:tab/><text:tab/><text:tab/>- location: C:\Program Files\EasyPHP5.2.10\php\phpunit.bat</text:span></text:p>
      <text:p text:style-name="Text_20_body"><text:span text:style-name="T1"><text:tab/><text:tab/><text:tab/>- arguments: --include-path "${project_loc}" --verbose --coverage-html "${project_loc}/docs/rapport" "${selected_resource_loc}"</text:span></text:p>
      <text:p text:style-name="Text_20_body"><text:span text:style-name="T1"><text:tab/><text:tab/><text:tab/>- le restes est laissé par défaut</text:span></text:p>
      <text:p text:style-name="Text_20_body"><text:span text:style-name="T1"><text:tab/>-&gt; le svn: Subclipse</text:span></text:p>
      <text:p text:style-name="Text_20_body"><text:span text:style-name="T1"><text:tab/><text:tab/>* Help/Install new software...</text:span></text:p>
      <text:p text:style-name="Text_20_body"><text:span text:style-name="T1"><text:tab/><text:tab/><text:tab/>- name: SVN</text:span></text:p>
      <text:p text:style-name="Text_20_body"><text:soft-page-break/><text:span text:style-name="T1"><text:tab/><text:tab/><text:tab/>- location: http://subclipse.tigris.org/update_1.6.x/</text:span></text:p>
      <text:p text:style-name="Text_20_body"><text:span text:style-name="T1"><text:tab/><text:tab/><text:tab/>- cocher subclipse puis next</text:span></text:p>
      <text:p text:style-name="Text_20_body"><text:span text:style-name="T1"><text:tab/><text:tab/>* Click droit sur le projet Team/Share Project/Svn/next</text:span></text:p>
      <text:p text:style-name="Text_20_body"><text:span text:style-name="T1"><text:tab/><text:tab/><text:tab/>- Create a new repository location: https://soule-project.googlecode.com/svn/</text:span></text:p>
      <text:p text:style-name="Text_20_body"><text:span text:style-name="T1"><text:tab/><text:tab/><text:tab/>- use specified folder</text:span></text:p>
      <text:p text:style-name="Text_20_body"><text:span text:style-name="T1"/></text:p>
      <text:p text:style-name="Text_20_body"><text:span text:style-name="T1">PHPStorm (V3.0.1)</text:span></text:p>
      <text:p text:style-name="Text_20_body"><text:span text:style-name="T1"><text:tab/></text:span><text:a xlink:type="simple" xlink:href="http://www.jetbrains.com/phpstorm/documentation/index.html"><text:span text:style-name="T1">http://www.jetbrains.com/phpstorm/documentation/index.html</text:span></text:a><text:span text:style-name="T1"> </text:span></text:p>
      <text:p text:style-name="Text_20_body"><text:span text:style-name="T1"><text:tab/></text:span></text:p>
      <text:h text:style-name="Heading_20_2" text:outline-level="2"><text:span text:style-name="T1">BD</text:span></text:h>
      <text:p text:style-name="Text_20_body"><text:span text:style-name="T1">ORM: Transformation Modèle relationnel – Modèle Objets</text:span></text:p>
      <text:p text:style-name="P2"><text:a xlink:type="simple" xlink:href="http://www.elfangels.fr/webprojecthelper/fr/"><text:span text:style-name="T1">http://www.elfangels.fr/webprojecthelper/fr/</text:span></text:a><text:span text:style-name="T1"> </text:span></text:p>
      <text:p text:style-name="Text_20_body"><text:span text:style-name="T1">Administration de la base de données</text:span></text:p>
      <text:p text:style-name="Text_20_body"><text:span text:style-name="T1"><text:tab/>PHPMyAdmin</text:span></text:p>
      <text:p text:style-name="Text_20_body"><text:span text:style-name="T1"><text:tab/>MySQL Administrator</text:span></text:p>
      <text:h text:style-name="Heading_20_2" text:outline-level="2"><text:span text:style-name="T1">Gestion de sources</text:span></text:h>
      <text:p text:style-name="Text_20_body"><text:span text:style-name="T1">SVNGoogle</text:span></text:p>
      <text:p text:style-name="Text_20_body"><text:span text:style-name="T1"><text:tab/></text:span><text:a xlink:type="simple" xlink:href="http://code.google.com/p/soule-project/"><text:span text:style-name="T1">http://code.google.com/p/soule-project/</text:span></text:a><text:span text:style-name="T1"> </text:span></text:p>
      <text:p text:style-name="Text_20_body"><text:span text:style-name="T1"/></text:p>
      <text:h text:style-name="P6" text:outline-level="2">Suivi de la Qualité du code sources</text:h>
      <text:p text:style-name="P1"><text:a xlink:type="simple" xlink:href="http://php.developpez.com/articles/livre-blanc-industrialisation/?page=page_6"><text:span text:style-name="T1">http://php.developpez.com/articles/livre-blanc-industrialisation/?page=page_6</text:span></text:a><text:span text:style-name="T1"> </text:span></text:p>
      <text:p text:style-name="P1"><text:span text:style-name="T1">PHPUnit</text:span></text:p>
      <text:p text:style-name="P3"><text:a xlink:type="simple" xlink:href="http://www.phpunit.de/manual/current/en/"><text:span text:style-name="T1">http://www.phpunit.de/manual/current/en/</text:span></text:a><text:span text:style-name="T1"> </text:span></text:p>
      <text:p text:style-name="P3"><text:a xlink:type="simple" xlink:href="http://jp-grossglauser.developpez.com/tutoriels/langages/php/phpunit/"><text:span text:style-name="T1">http://jp-grossglauser.developpez.com/tutoriels/langages/php/phpunit/</text:span></text:a><text:span text:style-name="T1"> </text:span></text:p>
      <text:p text:style-name="P1"><text:span text:style-name="T1">TestCoverage</text:span></text:p>
      <text:p text:style-name="P1"><text:span text:style-name="T1">Métrics de qualités</text:span></text:p>
      <text:p text:style-name="P3"><text:a xlink:type="simple" xlink:href="http://phpmd.org/rules/index.html"><text:span text:style-name="T1">http://phpmd.org/rules/index.html</text:span></text:a><text:span text:style-name="T1"> </text:span></text:p>
      <text:p text:style-name="P3"><text:a xlink:type="simple" xlink:href="http://pdepend.org/documentation/handbook/index.html"><text:span text:style-name="T1">http://pdepend.org/documentation/handbook/index.html</text:span></text:a><text:span text:style-name="T1"> </text:span></text:p>
      <text:p text:style-name="P3"><text:a xlink:type="simple" xlink:href="http://www.berejeb.com/2010/03/lanalyse-statique-en-php-le-concept-et-les-solutions/"><text:span text:style-name="T1">http://www.berejeb.com/2010/03/lanalyse-statique-en-php-le-concept-et-les-solutions/</text:span></text:a><text:span text:style-name="T1"> </text:span></text:p>
      <text:p text:style-name="P1"><text:span text:style-name="T1">Intégration continue</text:span></text:p>
      <text:p text:style-name="P3"><text:a xlink:type="simple" xlink:href="http://blog.pascal-martin.fr/post/integration-continue-jenkins-projet-php"><text:span text:style-name="T1">http://blog.pascal-martin.fr/post/integration-continue-jenkins-projet-php</text:span></text:a><text:span text:style-name="T1"> </text:span></text:p>
      <text:p text:style-name="P3"><text:a xlink:type="simple" xlink:href="http://www.slideshare.net/hhamon/intgration-continue-des-projets-php-avec-jenkins"><text:span text:style-name="T1">http://www.slideshare.net/hhamon/intgration-continue-des-projets-php-avec-jenkins</text:span></text:a><text:span text:style-name="T1"> </text:span></text:p>
      <text:h text:style-name="P5" text:outline-level="1"><text:soft-page-break/><text:span text:style-name="T1">Documentation</text:span></text:h>
      <text:h text:style-name="Heading_20_2" text:outline-level="2"><text:span text:style-name="T1">Spécifications fonctionnelles détaillées</text:span></text:h>
      <text:h text:style-name="Heading_20_2" text:outline-level="2"><text:span text:style-name="T1">Spécifications techniques</text:span></text:h>
      <text:h text:style-name="Heading_20_2" text:outline-level="2"><text:span text:style-name="T1">Plans de recette</text:span></text:h>
      <text:p text:style-name="Text_20_body"><text:span text:style-name="T1">TestUnitaires</text:span></text:p>
      <text:h text:style-name="P6" text:outline-level="2">Documentation du code</text:h>
      <text:p text:style-name="P1"><text:span text:style-name="T1">PHPDoc</text:span></text:p>
      <text:p text:style-name="P3"><text:a xlink:type="simple" xlink:href="http://www.phpdoc.org/"><text:span text:style-name="T1">http://www.phpdoc.org/</text:span></text:a><text:span text:style-name="T1"> </text:span></text:p>
      <text:h text:style-name="P6" text:outline-level="2">Guide Utilisateur</text:h>
      <text:p text:style-name="P1"><text:span text:style-name="T1">Règles du jeux</text:span></text:p>
      <text:p text:style-name="P1"><text:span text:style-name="T1">Manuel d'utilisation</text:span></text:p>
      <text:h text:style-name="P5" text:outline-level="1"><text:span text:style-name="T1">Planning</text:span></text:h>
      <text:h text:style-name="P6" text:outline-level="2">Road Map</text:h>
      <text:h text:style-name="P6" text:outline-level="2">Planification</text:h>
      <text:h text:style-name="P6" text:outline-level="2">Jalons</text:h>
      <text:h text:style-name="P6" text:outline-level="2">Stratégie de livraison et gestion projet</text:h>
      <text:p text:style-name="P1"><text:span text:style-name="T1"><text:tab/>Cycle en V</text:span></text:p>
      <text:p text:style-name="P1"><text:span text:style-name="T1"><text:tab/>Scrum-Méthodologie Agil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weight-complex="bold"/>
    </style:style>
    <style:style style:name="Titre_20_4_20_Car" style:display-name="Titre 4 Car" style:family="tex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broas</meta:initial-creator>
    <dc:creator>X X</dc:creator>
    <meta:editing-cycles>57</meta:editing-cycles>
    <meta:creation-date>2012-02-24T17:48:00</meta:creation-date>
    <dc:date>2012-03-19T22:31:56.98</dc:date>
    <meta:editing-duration>PT01H59M36S</meta:editing-duration>
    <meta:generator>OpenOffice.org/3.1$Win32 OpenOffice.org_project/310m19$Build-9420</meta:generator>
    <meta:document-statistic meta:table-count="0" meta:image-count="0" meta:object-count="0" meta:page-count="6" meta:paragraph-count="156" meta:word-count="504" meta:character-count="6176"/>
    <meta:template xlink:type="simple" xlink:actuate="onRequest" xlink:title="Normal.dotm" xlink:href=""/>
  </office:meta>
</office:document-meta>
</file>